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 style:list-style-name="L2">
      <style:graphic-properties fo:min-height="13.609cm"/>
    </style:style>
    <style:style style:name="pr9" style:family="presentation" style:parent-style-name="Default-outline1" style:list-style-name="L2">
      <style:graphic-properties fo:min-height="13.60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áticas - aula 2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Modelagem invers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237cm" presentation:class="title" presentation:user-transformed="true">
          <draw:text-box>
            <text:p>Bacias</text:p>
          </draw:text-box>
        </draw:frame>
        <draw:frame presentation:style-name="pr5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/>Gerar um perfil gravimétrico <text:span text:style-name="T2">sem ruído </text:span>e fazer a inversão (triangular)</text:p>
              </text:list-item>
              <text:list-item>
                <text:p><text:s/>Gerar um perfil gravimétrico <text:span text:style-name="T2">com ruído </text:span>e fazer a inversão (triangular)</text:p>
              </text:list-item>
              <text:list-item>
                <text:p><text:s/>Gerar um perfil gravimétrico <text:span text:style-name="T2">sem ruído </text:span>e fazer a inversão (trapezoidal)</text:p>
              </text:list-item>
              <text:list-item>
                <text:p><text:s/>Gerar um perfil gravimétrico <text:span text:style-name="T2">com ruído </text:span>e fazer a inversão (trapezoidal)</text:p>
              </text:list-item>
              <text:list-item>
                <text:p><text:s/>Modelar o dado observado com bacia triangular</text:p>
              </text:list-item>
              <text:list-item>
                <text:p><text:s/>Modelar o dado observado com bacia trapezoid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524cm" svg:y="0.25cm" presentation:class="title" presentation:user-transformed="true">
          <draw:text-box>
            <text:p>Sinal climático</text:p>
          </draw:text-box>
        </draw:frame>
        <draw:frame presentation:style-name="pr7" draw:layer="layout" svg:width="25.199cm" svg:height="16.2cm" svg:x="1.4cm" svg:y="3.358cm" presentation:class="outline" presentation:user-transformed="true">
          <draw:text-box>
            <text:list text:style-name="L3">
              <text:list-item>
                <text:p>Gerar um dado com modelo abrupto e inverter <text:span text:style-name="T2">sem ruído</text:span></text:p>
              </text:list-item>
              <text:list-item>
                <text:p>Gerar um dado com modelo abrupto e inverter <text:span text:style-name="T2">com ruído</text:span></text:p>
              </text:list-item>
              <text:list-item>
                <text:p>Gerar um dado com modelo linear e inverter <text:span text:style-name="T2">sem ruído</text:span></text:p>
              </text:list-item>
              <text:list-item>
                <text:p>Gerar um dado com modelo linear e inverter <text:span text:style-name="T2">com ruído</text:span></text:p>
              </text:list-item>
              <text:list-item>
                <text:p><text:span text:style-name="T3">Inverter o dado observado com os dois model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rminação epicentral</text:p>
          </draw:text-box>
        </draw:frame>
        <draw:frame presentation:style-name="pr8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/>Simular um evento sísmico que foi captado por receptores</text:p>
              </text:list-item>
              <text:list-item>
                <text:p><text:s/>Modelar as coordenadas do epicentro que ajuste os dados medidos</text:p>
              </text:list-item>
              <text:list-item>
                <text:p><text:s/>Modelar as coordenadas do epicentro que ajuste os dados medidos com ruí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erfilagem sísmica vertical</text:p>
          </draw:text-box>
        </draw:frame>
        <draw:frame presentation:style-name="pr9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s/>Gerar um perfil de velocidades e calcular o tempo de chegada que seria medido</text:p>
              </text:list-item>
              <text:list-item>
                <text:p><text:s/>Modelar um perfil de velocidades que ajuste os dados medidos sem ruído</text:p>
              </text:list-item>
              <text:list-item>
                <text:p><text:s/>Modelar um perfil de velocidades simples que ajuste os dados medidos com ruído</text:p>
              </text:list-item>
              <text:list-item>
                <text:p><text:s/>Modelar um perfil de velocidades mais complexo que ajuste os dados medidos com ruído.</text:p>
              </text:list-item>
              <text:list-item>
                <text:p><text:s/>Gerar um perfil de velocidades com ruído e passar para o amiguinho.</text:p>
              </text:list-item>
              <text:list-item>
                <text:p><text:s/>Modelar o perfil de velocidades do amiguinho</text:p>
              </text:list-item>
              <text:list-item>
                <text:p><text:s/>Modelar mais um perfil de velocidades mais complexo que ajuste os dados medidos com ruí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nardo Uieda</meta:initial-creator>
    <meta:creation-date>2012-02-06T10:02:56</meta:creation-date>
    <meta:editing-duration>PT15M52S</meta:editing-duration>
    <meta:editing-cycles>11</meta:editing-cycles>
    <dc:date>2012-02-06T20:58:46</dc:date>
    <dc:creator>Leonardo Uieda</dc:creator>
    <meta:generator>LibreOffice/3.4$Unix LibreOffice_project/340m1$Build-402</meta:generator>
    <meta:document-statistic meta:object-count="41"/>
  </office:meta>
</office:document-meta>
</file>